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estinataires" style:display-name="table_destinataires" style:family="table">
      <style:table-properties style:width="17cm" table:align="margins"/>
    </style:style>
    <style:style style:name="table_5f_destinataires.A" style:display-name="table_destinataires.A" style:family="table-column">
      <style:table-column-properties style:column-width="2.427cm" style:rel-column-width="9359*"/>
    </style:style>
    <style:style style:name="table_5f_destinataires.C" style:display-name="table_destinataires.C" style:family="table-column">
      <style:table-column-properties style:column-width="2.429cm" style:rel-column-width="9366*"/>
    </style:style>
    <style:style style:name="table_5f_destinataires.F" style:display-name="table_destinataires.F" style:family="table-column">
      <style:table-column-properties style:column-width="2.431cm" style:rel-column-width="9367*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G1" style:display-name="table_destinataires.G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G2" style:display-name="table_destinataires.G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table_5f_documents" style:display-name="table_documents" style:family="table">
      <style:table-properties style:width="17.013cm" fo:margin-left="0cm" table:align="left" style:shadow="none" style:may-break-between-rows="true" table:border-model="collapsing"/>
    </style:style>
    <style:style style:name="table_5f_documents.A" style:display-name="table_documents.A" style:family="table-column">
      <style:table-column-properties style:column-width="4.101cm"/>
    </style:style>
    <style:style style:name="table_5f_documents.B" style:display-name="table_documents.B" style:family="table-column">
      <style:table-column-properties style:column-width="4.286cm"/>
    </style:style>
    <style:style style:name="table_5f_documents.C" style:display-name="table_documents.C" style:family="table-column">
      <style:table-column-properties style:column-width="8.625cm"/>
    </style:style>
    <style:style style:name="table_5f_documents.1" style:display-name="table_documents.1" style:family="table-row">
      <style:table-row-properties style:min-row-height="1.296cm"/>
    </style:style>
    <style:style style:name="table_5f_documents.A1" style:display-name="table_documents.A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ocuments.2" style:display-name="table_documents.2" style:family="table-row">
      <style:table-row-properties fo:keep-together="auto"/>
    </style:style>
    <style:style style:name="table_5f_documents.A2" style:display-name="table_documents.A2" style:family="table-cell">
      <style:table-cell-properties style:vertical-align="middle" fo:background-color="#ffffff" fo:padding="0.097cm" fo:border="0.75pt solid #eeeeee">
        <style:background-image/>
      </style:table-cell-properties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text-properties style:font-name="Lato" officeooo:rsid="002bb42f" officeooo:paragraph-rsid="002e9080"/>
    </style:style>
    <style:style style:name="P4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e9080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ato" fo:font-size="11pt" fo:font-weight="bold" officeooo:rsid="0022aff0" officeooo:paragraph-rsid="0022aff0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ato" fo:font-size="11pt" fo:font-weight="bold" officeooo:rsid="0031efa6" officeooo:paragraph-rsid="002e9080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ato" fo:font-size="11pt" fo:font-weight="bold" officeooo:rsid="00330d12" officeooo:paragraph-rsid="002e9080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top="0.101cm" fo:margin-bottom="0.101cm" style:contextual-spacing="false"/>
      <style:text-properties style:font-name="Lato" fo:font-size="15pt" fo:font-weight="normal" officeooo:rsid="00218d20" officeooo:paragraph-rsid="002bcc74" style:font-size-asian="15pt" style:font-weight-asian="normal" style:font-size-complex="15pt" style:font-weight-complex="normal"/>
    </style:style>
    <style:style style:name="P11" style:family="paragraph" style:parent-style-name="Standard">
      <style:text-properties style:font-name="Lato" fo:font-size="15pt" fo:font-weight="bold" officeooo:rsid="0031efa6" officeooo:paragraph-rsid="002e9080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Lato" officeooo:rsid="002018f3" officeooo:paragraph-rsid="002018f3"/>
    </style:style>
    <style:style style:name="P13" style:family="paragraph" style:parent-style-name="Standard">
      <style:text-properties style:font-name="Lato" fo:font-size="16pt" fo:font-weight="bold" officeooo:rsid="00218d20" officeooo:paragraph-rsid="002d6bb6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Lato" fo:font-size="15pt" fo:font-weight="bold" officeooo:rsid="0031efa6" officeooo:paragraph-rsid="002fc72c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ato" fo:font-size="15pt" fo:font-weight="bold" officeooo:rsid="00455bbe" officeooo:paragraph-rsid="002fc72c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Lato" officeooo:rsid="00330d12" officeooo:paragraph-rsid="002fc72c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Lato" fo:font-size="10pt" fo:font-weight="normal" officeooo:rsid="002bb42f" officeooo:paragraph-rsid="002fc72c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Lato" fo:font-size="10pt" officeooo:rsid="002bb42f" officeooo:paragraph-rsid="002fc72c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Lato" fo:font-size="11pt" fo:font-weight="bold" officeooo:rsid="005e5cb1" officeooo:paragraph-rsid="002fc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font-name="Lato" fo:font-size="11pt" fo:font-weight="bold" officeooo:rsid="005d94f9" officeooo:paragraph-rsid="002fc72c" style:font-size-asian="11pt" style:font-weight-asian="bold" style:font-size-complex="11pt" style:font-weight-complex="bold"/>
    </style:style>
    <style:style style:name="T1" style:family="text">
      <style:text-properties officeooo:rsid="00328231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date_envoi"/>
        <text:user-field-decl office:value-type="float" office:value="0" text:name="dernier_envoi"/>
        <text:user-field-decl office:value-type="string" office:string-value="nombre_envois" text:name="nombre_envois"/>
        <text:user-field-decl office:value-type="string" office:string-value="lecture" text:name="lecture"/>
        <text:user-field-decl office:value-type="float" office:value="0" text:name="date"/>
        <text:user-field-decl office:value-type="float" office:value="0" text:name="date_reponse"/>
        <text:user-field-decl office:value-type="string" office:string-value="entité" text:name="entite"/>
        <text:user-field-decl office:value-type="string" office:string-value="type_document" text:name="type_document"/>
        <text:user-field-decl office:value-type="string" office:string-value="titre" text:name="titre"/>
        <text:user-field-decl office:value-type="string" office:string-value="titre_document" text:name="titre_document"/>
        <text:user-field-decl office:value-type="string" office:string-value="empreinte_document" text:name="empreinte_document"/>
        <text:user-field-decl office:value-type="string" office:string-value="champ_document" text:name="champ_document"/>
        <text:user-field-decl office:value-type="string" office:string-value="email_destinataire" text:name="email_destinataire"/>
        <text:user-field-decl office:value-type="string" office:string-value="type_destinataire" text:name="type_destinataire"/>
      </text:user-field-decls>
      <text:p text:style-name="P13">Accusé de n<text:span text:style-name="T1">otification</text:span> de mail sécurisé</text:p>
      <text:p text:style-name="P10"><text:user-field-get text:name="entite">entité</text:user-field-get><text:s/>- <text:user-field-get text:name="type_document">type_document</text:user-field-get><text:s/>- <text:user-field-get text:name="titre">titre</text:user-field-get></text:p>
      <text:p text:style-name="P12">Dernière mise à jour : <text:user-field-get style:data-style-name="N10071" text:name="date">30/12/1899 00:00:00</text:user-field-get></text:p>
      <text:p text:style-name="P14"/>
      <text:section text:style-name="Sect1" text:name="documents" text:condition="ooow:&quot;nombre_documents&quot; == &quot;0&quot;" text:is-hidden="true">
        <text:p text:style-name="P15">Pièces jointes</text:p>
        <text:p text:style-name="P15"/>
        <table:table table:name="table_documents" table:style-name="table_5f_documents" table:template-name="Simple Grid Rows">
          <table:table-column table:style-name="table_5f_documents.A"/>
          <table:table-column table:style-name="table_5f_documents.B"/>
          <table:table-column table:style-name="table_5f_documents.C"/>
          <table:table-row table:style-name="table_5f_documents.1">
            <table:table-cell table:style-name="table_5f_documents.A1" office:value-type="string">
              <text:p text:style-name="P19">Champ</text:p>
            </table:table-cell>
            <table:table-cell table:style-name="table_5f_documents.A1" office:value-type="string">
              <text:p text:style-name="P20">Titre</text:p>
            </table:table-cell>
            <table:table-cell table:style-name="table_5f_documents.A1" office:value-type="string">
              <text:p text:style-name="P20">Empreinte</text:p>
            </table:table-cell>
          </table:table-row>
          <table:table-row table:style-name="table_5f_documents.2">
            <table:table-cell table:style-name="table_5f_documents.A2" office:value-type="string">
              <text:p text:style-name="P17"><text:user-field-get text:name="champ_document">champ_document</text:user-field-get></text:p>
            </table:table-cell>
            <table:table-cell table:style-name="table_5f_documents.A2" office:value-type="string">
              <text:p text:style-name="P17"><text:user-field-get text:name="titre_document">titre_document</text:user-field-get><text:s/><text:span text:style-name="T3"><text:s/></text:span></text:p>
            </table:table-cell>
            <table:table-cell table:style-name="table_5f_documents.A2" office:value-type="string">
              <text:p text:style-name="P18"><text:user-field-get text:name="empreinte_document">empreinte_document</text:user-field-get></text:p>
            </table:table-cell>
          </table:table-row>
        </table:table>
        <text:p text:style-name="P14"/>
      </text:section>
      <text:p text:style-name="P16"><text:span text:style-name="T2">Destinataires</text:span></text:p>
      <text:p text:style-name="P11"/>
      <table:table table:name="table_destinataires" table:style-name="table_5f_destinataires">
        <table:table-column table:style-name="table_5f_destinataires.A" table:number-columns-repeated="2"/>
        <table:table-column table:style-name="table_5f_destinataires.C"/>
        <table:table-column table:style-name="table_5f_destinataires.A" table:number-columns-repeated="2"/>
        <table:table-column table:style-name="table_5f_destinataires.F"/>
        <table:table-column table:style-name="table_5f_destinataires.C"/>
        <table:table-row>
          <table:table-cell table:style-name="table_5f_destinataires.A1" office:value-type="string">
            <text:p text:style-name="P6">Email</text:p>
          </table:table-cell>
          <table:table-cell table:style-name="table_5f_destinataires.A1" office:value-type="string">
            <text:p text:style-name="P6">Type</text:p>
          </table:table-cell>
          <table:table-cell table:style-name="table_5f_destinataires.A1" office:value-type="string">
            <text:p text:style-name="P6">Date d’envoi</text:p>
          </table:table-cell>
          <table:table-cell table:style-name="table_5f_destinataires.A1" office:value-type="string">
            <text:p text:style-name="P6">Dernier envoi</text:p>
          </table:table-cell>
          <table:table-cell table:style-name="table_5f_destinataires.A1" office:value-type="string">
            <text:p text:style-name="P6">Nombre d’envois</text:p>
          </table:table-cell>
          <table:table-cell table:style-name="table_5f_destinataires.A1" office:value-type="string">
            <text:p text:style-name="P6">Lecture</text:p>
          </table:table-cell>
          <table:table-cell table:style-name="table_5f_destinataires.G1" office:value-type="string">
            <text:p text:style-name="P7">Réponse</text:p>
          </table:table-cell>
        </table:table-row>
        <table:table-row>
          <table:table-cell table:style-name="table_5f_destinataires.A2" office:value-type="string">
            <text:p text:style-name="P4"><text:user-field-get text:name="email_destinataire">email_destinataire</text:user-field-get></text:p>
          </table:table-cell>
          <table:table-cell table:style-name="table_5f_destinataires.B2" office:value-type="string">
            <text:p text:style-name="P4"><text:user-field-get text:name="type_destinataire">type_destinataire</text:user-field-get></text:p>
          </table:table-cell>
          <table:table-cell table:style-name="table_5f_destinataires.C2" office:value-type="string">
            <text:p text:style-name="P4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4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4"><text:user-field-get text:name="nombre_envois">nombre_envois</text:user-field-get></text:p>
          </table:table-cell>
          <table:table-cell table:style-name="table_5f_destinataires.F2" office:value-type="string">
            <text:p text:style-name="P4"><text:user-field-get text:name="lecture">lecture</text:user-field-get></text:p>
          </table:table-cell>
          <table:table-cell table:style-name="table_5f_destinataires.G2" office:value-type="string">
            <text:p text:style-name="P4"><text:user-field-get style:data-style-name="N10071" text:name="date_reponse">30/12/1899 00:00:00</text:user-field-get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4-02-27T16:27:01.715106660</dc:date>
    <meta:editing-duration>PT1H16M4S</meta:editing-duration>
    <meta:editing-cycles>13</meta:editing-cycles>
    <meta:generator>LibreOffice/7.3.7.2$Linux_X86_64 LibreOffice_project/30$Build-2</meta:generator>
    <meta:document-statistic meta:table-count="2" meta:image-count="0" meta:object-count="0" meta:page-count="1" meta:paragraph-count="25" meta:word-count="42" meta:character-count="314" meta:non-whitespace-character-count="290"/>
  </office:meta>
</office:document-meta>
</file>